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c82f"/>
    </style:style>
    <style:style style:name="P2" style:family="paragraph" style:parent-style-name="Standard">
      <style:text-properties fo:font-weight="bold" officeooo:paragraph-rsid="0008c82f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008c82f" style:font-weight-asian="bold" style:font-weight-complex="bold"/>
    </style:style>
    <style:style style:name="P4" style:family="paragraph" style:parent-style-name="Standard" style:list-style-name="L1">
      <style:text-properties officeooo:paragraph-rsid="0008c82f"/>
    </style:style>
    <style:style style:name="P5" style:family="paragraph" style:parent-style-name="Standard" style:list-style-name="L2">
      <style:text-properties officeooo:paragraph-rsid="0008c82f"/>
    </style:style>
    <style:style style:name="P6" style:family="paragraph" style:parent-style-name="Standard" style:list-style-name="L3">
      <style:text-properties officeooo:paragraph-rsid="0008c82f"/>
    </style:style>
    <style:style style:name="P7" style:family="paragraph" style:parent-style-name="Standard" style:list-style-name="L4">
      <style:text-properties officeooo:paragraph-rsid="0008c82f"/>
    </style:style>
    <style:style style:name="T1" style:family="text">
      <style:text-properties officeooo:rsid="0008c82f"/>
    </style:style>
    <style:style style:name="T2" style:family="text">
      <style:text-properties fo:font-weight="bold" officeooo:rsid="0008c82f" style:font-weight-asian="bold" style:font-weight-complex="bold"/>
    </style:style>
    <style:style style:name="T3" style:family="text">
      <style:text-properties fo:font-weight="bold" officeooo:rsid="001c00e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nfix expression evaluation</text:span></text:p>
      <text:p text:style-name="P1"><text:span text:style-name="T1"/></text:p>
      <text:p text:style-name="P1"><text:span text:style-name="T1">Note: For simplicity, algorithms here assume that the expression is fully parenthesized, with numbers and characters separated by whitespace.</text:span></text:p>
      <text:p text:style-name="P1"><text:span text:style-name="T1"></text:span></text:p>
      <text:p text:style-name="P2"><text:bookmark text:name="Iterative"/><text:span text:style-name="T1">Iterative Algorithm - </text:span><text:a xlink:type="simple" xlink:href="../Eclipse%20C++%20Workspace/InfixEvaluation/InfixEvaluation.cpp"><text:span text:style-name="T1">Implementation</text:span></text:a></text:p>
      <text:list xml:id="list4294910170276271624" text:style-name="L1">
        <text:list-item>
          <text:p text:style-name="P4"><text:span text:style-name="T1">What I intuitively did</text:span></text:p>
          <text:list>
            <text:list-item>
              <text:p text:style-name="P4"><text:span text:style-name="T1">push operator into stack</text:span></text:p>
            </text:list-item>
            <text:list-item>
              <text:p text:style-name="P4"><text:span text:style-name="T1">push operands into stack</text:span></text:p>
            </text:list-item>
            <text:list-item>
              <text:p text:style-name="P4"><text:span text:style-name="T1">Ignore '('</text:span></text:p>
            </text:list-item>
            <text:list-item>
              <text:p text:style-name="P4"><text:span text:style-name="T1">When ')' is encountered, pop 3 times to get hold of operand1, operator, operand1 respectively. Evaluate and push the result into the stack</text:span></text:p>
            </text:list-item>
            <text:list-item>
              <text:p text:style-name="P4"><text:span text:style-name="T1">Continue until the entire infix expression is scanned. The result is waiting to be popped out</text:span></text:p>
            </text:list-item>
          </text:list>
        </text:list-item>
        <text:list-item>
          <text:p text:style-name="P4"><text:span text:style-name="T1">Djikstra's two stack algorithm(Source: Algorithms, 4th Edition, Sedgewick, Wayne, section 1.3, page 128)*</text:span></text:p>
          <text:list>
            <text:list-item>
              <text:p text:style-name="P4"><text:span text:style-name="T1">Maintain two stacks, one for the operands and the other for the operators</text:span></text:p>
            </text:list-item>
            <text:list-item>
              <text:p text:style-name="P4"><text:span text:style-name="T1">Proceed as above, but pushing operators and operands into different stacks</text:span></text:p>
            </text:list-item>
            <text:list-item>
              <text:p text:style-name="P4"><text:span text:style-name="T1">When '(' is encountered, </text:span></text:p>
            </text:list-item>
            <text:list-item>
              <text:p text:style-name="P4"><text:span text:style-name="T1">pop operand-2 and operand-1 respectively from the operand stack</text:span></text:p>
            </text:list-item>
            <text:list-item>
              <text:p text:style-name="P4"><text:span text:style-name="T1">pop the operator from the operator stack</text:span></text:p>
            </text:list-item>
            <text:list-item>
              <text:p text:style-name="P4"><text:span text:style-name="T1">Evaluate and push the result back in the operand stack.</text:span></text:p>
            </text:list-item>
            <text:list-item>
              <text:p text:style-name="P4"><text:span text:style-name="T1">Continue until the entire infix expression is scanned. The result is waiting to be popped out from the operand stack</text:span></text:p>
            </text:list-item>
          </text:list>
        </text:list-item>
      </text:list>
      <text:p text:style-name="P1"><text:span text:style-name="T1"></text:span></text:p>
      <text:p text:style-name="P1"><text:span text:style-name="T2">Recursive Algorithm - </text:span><text:a xlink:type="simple" xlink:href="../Algorithms%20in%20C++,%20Parts%201-4~%20Fundamentals,%20Data%20Structure,%20Sorting,%20Searching%20-%203rd%20Edition%20-%20Sedgewick/Exercises/PrefixEvaluationRecursive/PrefixEvaluationRecursive.cpp"><text:span text:style-name="T2">I</text:span></text:a><text:a xlink:type="simple" xlink:href="../Algorithms%20in%20C++,%20Parts%201-4~%20Fundamentals,%20Data%20Structure,%20Sorting,%20Searching%20-%203rd%20Edition%20-%20Sedgewick/Exercises/PrefixEvaluationRecursive/PrefixEvaluationRecursive.cpp"><text:span text:style-name="T3">mplementation</text:span></text:a></text:p>
      <text:list xml:id="list6402150291852366341" text:style-name="L2">
        <text:list-item>
          <text:p text:style-name="P5"><text:span text:style-name="T1">Recursive definition of an arithmetic expression involving a binary operator</text:span></text:p>
          <text:list>
            <text:list-header>
              <text:p text:style-name="P5"><text:span text:style-name="T1">exp: exp op exp</text:span></text:p>
              <text:list>
                <text:list-header>
                  <text:p text:style-name="P5"><text:span text:style-name="T1">exp op num</text:span></text:p>
                  <text:p text:style-name="P5"><text:span text:style-name="T1">num op exp</text:span></text:p>
                  <text:p text:style-name="P5"><text:span text:style-name="T1">num op num</text:span></text:p>
                </text:list-header>
              </text:list>
            </text:list-header>
          </text:list>
        </text:list-item>
        <text:list-item>
          <text:p text:style-name="P5"><text:span text:style-name="T1">Algorithm</text:span></text:p>
          <text:list>
            <text:list-item>
              <text:p text:style-name="P5"><text:span text:style-name="T1">Identify if the first operand is a sub-expression or a number</text:span></text:p>
              <text:list>
                <text:list-item>
                  <text:p text:style-name="P5"><text:span text:style-name="T1">if expression, recursively evaluate the expression to obtain operand-1</text:span></text:p>
                </text:list-item>
                <text:list-item>
                  <text:p text:style-name="P5"><text:span text:style-name="T1">if number, operand-1 = number(trivial case)</text:span></text:p>
                </text:list-item>
              </text:list>
            </text:list-item>
            <text:list-item>
              <text:p text:style-name="P5"><text:span text:style-name="T1">Identify the operator</text:span></text:p>
            </text:list-item>
            <text:list-item>
              <text:p text:style-name="P5"><text:span text:style-name="T1">Identify if the second operand is a sub-expression or a number</text:span></text:p>
            </text:list-item>
            <text:list-item>
              <text:p text:style-name="P5"><text:span text:style-name="T1">If expression, recursively evaluate the expression to obtain operand-2</text:span></text:p>
              <text:list>
                <text:list-item>
                  <text:p text:style-name="P5"><text:span text:style-name="T1">If number, operand-2 = number(trivial case)</text:span></text:p>
                </text:list-item>
              </text:list>
            </text:list-item>
            <text:list-item>
              <text:p text:style-name="P5"><text:span text:style-name="T1">return operand1 op operand2</text:span></text:p>
            </text:list-item>
          </text:list>
        </text:list-item>
      </text:list>
      <text:p text:style-name="P1"><text:span text:style-name="T1"></text:span></text:p>
      <text:p text:style-name="P2"><text:span text:style-name="T1">Tests to determine if an operand of an expression is a sub-expression or a number(trivial case)</text:span></text:p>
      <text:list xml:id="list5918330966602419084" text:style-name="L3">
        <text:list-item>
          <text:p text:style-name="P6"><text:span text:style-name="T1">If the first character of the expression is a number, then the operand is a number</text:span></text:p>
          <text:p text:style-name="P6"><text:span text:style-name="T1">2 + 3</text:span></text:p>
          <text:p text:style-name="P6"><text:span text:style-name="T1">22 + ( 42 * 56 )</text:span></text:p>
        </text:list-item>
        <text:list-item>
          <text:p text:style-name="P6"><text:span text:style-name="T1">If the first character of the expression if a '(', then the operand is another sub-expression</text:span></text:p>
          <text:p text:style-name="P6"><text:span text:style-name="T1">( 45 + 24 ) * 5</text:span></text:p>
          <text:p text:style-name="P6"><text:span text:style-name="T1">( 45 + 45 ) * ( 4 + 34 )</text:span></text:p>
        </text:list-item>
      </text:list>
      <text:p text:style-name="P1"><text:span text:style-name="T1"></text:span></text:p>
      <text:p text:style-name="P2"><text:span text:style-name="T1">To Do</text:span></text:p>
      <text:list xml:id="list2843482086347620709" text:style-name="L4">
        <text:list-item>
          <text:p text:style-name="P7"><text:soft-page-break/><text:span text:style-name="T1">Need to check the web for a more neat solution. Especially regarding the determination of the nature of operands</text:span></text:p>
        </text:list-item>
        <text:list-item>
          <text:p text:style-name="P7"><text:span text:style-name="T1">implement in C++ and Java after learning OOPS</text:span></text:p>
        </text:list-item>
      </text:list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13:13:48</meta:creation-date>
    <dc:title>T1</dc:title>
    <meta:editing-duration>PT29S</meta:editing-duration>
    <meta:editing-cycles>2</meta:editing-cycles>
    <meta:generator>LibreOffice/4.0.2.2$Linux_x86 LibreOffice_project/400m0$Build-2</meta:generator>
    <meta:initial-creator>Kempa </meta:initial-creator>
    <dc:date>2013-04-26T13:24:24</dc:date>
    <dc:creator>Kempa </dc:creator>
    <meta:document-statistic meta:table-count="0" meta:image-count="0" meta:object-count="0" meta:page-count="2" meta:paragraph-count="46" meta:word-count="394" meta:character-count="2197" meta:non-whitespace-character-count="1840"/>
    <meta:template xlink:type="simple" xlink:actuate="onRequest" xlink:title="T1" xlink:href="../../../../.config/libreoffice/4/user/template/T1.ott" meta:date="2013-04-26T13:13:47"/>
  </office:meta>
</office:document-meta>
</file>